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style:font-name="Courier New" fo:font-size="22pt" fo:font-weight="bold" officeooo:rsid="00171740" officeooo:paragraph-rsid="00171740" style:font-size-asian="19.25pt" style:font-weight-asian="bold" style:font-size-complex="22pt" style:font-weight-complex="bold"/>
    </style:style>
    <style:style style:name="P2" style:family="paragraph" style:parent-style-name="Standard">
      <style:text-properties style:font-name="Courier New" fo:font-size="11pt" fo:font-weight="bold" officeooo:rsid="00171740" officeooo:paragraph-rsid="00171740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variant="normal" fo:text-transform="none" fo:color="#1d2125" loext:opacity="100%" style:font-name="Courier New" fo:font-size="11pt" fo:letter-spacing="normal" fo:font-style="normal" fo:font-weight="bold" officeooo:paragraph-rsid="00171740" style:font-size-asian="11pt" style:font-weight-asian="bold" style:font-size-complex="11pt" style:font-weight-complex="bold"/>
    </style:style>
    <style:style style:name="P4" style:family="paragraph" style:parent-style-name="Text_20_body">
      <style:text-properties fo:font-variant="normal" fo:text-transform="none" fo:color="#1d2125" loext:opacity="100%" style:font-name="Courier New" fo:font-size="11pt" fo:letter-spacing="normal" fo:font-style="normal" fo:font-weight="bold" officeooo:rsid="00171740" officeooo:paragraph-rsid="00171740" style:font-size-asian="11pt" style:font-weight-asian="bold" style:font-size-complex="11pt" style:font-weight-complex="bold"/>
    </style:style>
    <style:style style:name="P5" style:family="paragraph" style:parent-style-name="Text_20_body">
      <style:text-properties fo:font-variant="normal" fo:text-transform="none" fo:color="#1d2125" loext:opacity="100%" style:font-name="Courier New" fo:font-size="11pt" fo:letter-spacing="normal" fo:font-style="normal" fo:font-weight="normal" officeooo:rsid="00171740" officeooo:paragraph-rsid="00171740" style:font-size-asian="11pt" style:font-weight-asian="normal" style:font-size-complex="11pt" style:font-weight-complex="normal"/>
    </style:style>
    <style:style style:name="T1" style:family="text">
      <style:text-properties officeooo:rsid="00171740"/>
    </style:style>
    <style:style style:name="T2" style:family="text">
      <style:text-properties fo:font-weight="normal" officeooo:rsid="0017174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_3.1</text:p>
      <text:p text:style-name="P1"/>
      <text:p text:style-name="P3"><text:bookmark text:name="yui_3_17_2_1_1698143733486_466"/><text:bookmark text:name="yui_3_17_2_1_1698143733486_465"/><text:span text:style-name="T1">1. Determine al menos 4 entidades posibles para modelar la base de datos relacionada con la gestión de un gimnasio.</text:span></text:p>
      <text:p text:style-name="P3">- <text:span text:style-name="T2">MONITORES</text:span></text:p>
      <text:p text:style-name="P3"><text:span text:style-name="T2">- SALAS</text:span></text:p>
      <text:p text:style-name="P3"><text:span text:style-name="T2">- MÁQUINAS</text:span></text:p>
      <text:p text:style-name="P3"><text:span text:style-name="T2">- ACTIVIDADES</text:span></text:p>
      <text:p text:style-name="P3"><text:span text:style-name="T2">- SOCIOS</text:span></text:p>
      <text:p text:style-name="P3"><text:span text:style-name="T2"/></text:p>
      <text:p text:style-name="P3"><text:span text:style-name="T1">2.</text:span>Determinar una serie de posibles atributos para cada una delas entidades obtenidas en el ejercicio anterior. Uno de los atributos ha de ser el AI cuyo nombre siempre será id.</text:p>
      <text:p text:style-name="P3">- <text:span text:style-name="T1">MONITORES</text:span></text:p>
      <text:p text:style-name="P5">Id, nombre, dni, email, teléfono, puesto, horario, género</text:p>
      <text:p text:style-name="P5"/>
      <text:p text:style-name="P4">- SALAS</text:p>
      <text:p text:style-name="P5">Id, descripción, aforo</text:p>
      <text:p text:style-name="P5"/>
      <text:p text:style-name="P4">- Máquinas</text:p>
      <text:p text:style-name="P5">Id, descripción, cantidad, función, fecha, peso, precio</text:p>
      <text:p text:style-name="P5"/>
      <text:p text:style-name="P4">- SOCIOS</text:p>
      <text:p text:style-name="P5">Id, dni, teléfono, tarifa, nombre, email, dirección, f_nacimiento</text:p>
      <text:p text:style-name="P5"/>
      <text:p text:style-name="P4">- ACTIVIDADES</text:p>
      <text:p text:style-name="P5">Id, descripción, horario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2:37:07.649000000</meta:creation-date>
    <dc:date>2023-10-24T12:46:00.887000000</dc:date>
    <meta:editing-duration>PT8M58S</meta:editing-duration>
    <meta:editing-cycles>1</meta:editing-cycles>
    <meta:document-statistic meta:table-count="0" meta:image-count="0" meta:object-count="0" meta:page-count="1" meta:paragraph-count="18" meta:word-count="100" meta:character-count="625" meta:non-whitespace-character-count="543"/>
    <meta:generator>LibreOffice/7.5.6.2$Windows_X86_64 LibreOffice_project/f654817fb68d6d4600d7d2f6b647e47729f55f15</meta:generator>
  </office:meta>
</office:document-meta>
</file>